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999999" fo:border-bottom="thick solid #666666" fo:border-left="2pt solid #999999" fo:border-right="2pt solid #999999" style:vertical-align="middle" fo:wrap-option="wrap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2pt solid #999999" fo:border-bottom="thick solid #666666" fo:border-left="none" fo:border-right="2pt solid #999999" style:vertical-align="middle" fo:wrap-option="wrap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2pt solid #999999" fo:border-left="2pt solid #999999" fo:border-right="2pt solid #999999" style:vertical-align="middle" fo:wrap-option="wrap" fo:background-color="#FFF2CC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2pt solid #999999" fo:border-left="none" fo:border-right="2pt solid #999999" style:vertical-align="middle" fo:wrap-option="wrap" fo:background-color="#FFF2CC"/>
    </style:style>
    <style:style style:name="ce6" style:family="table-cell" style:parent-style-name="Default" style:data-style-name="N0">
      <style:table-cell-properties fo:border-top="none" fo:border-bottom="2pt solid #999999" fo:border-left="2pt solid #999999" fo:border-right="2pt solid #999999" style:vertical-align="middle" fo:wrap-option="wrap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2pt solid #999999" fo:border-left="none" fo:border-right="2pt solid #999999" style:vertical-align="middle" fo:wrap-option="wrap"/>
    </style:style>
    <style:style style:name="co1" style:family="table-column">
      <style:table-column-properties fo:break-before="auto" style:column-width="8.51958333333333cm"/>
    </style:style>
    <style:style style:name="co2" style:family="table-column">
      <style:table-column-properties fo:break-before="auto" style:column-width="5.42395833333333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46.5pt" style:use-optimal-row-height="true" fo:break-before="auto"/>
    </style:style>
    <style:style style:name="ro3" style:family="table-row">
      <style:table-row-properties style:row-height="30.75pt" style:use-optimal-row-height="true" fo:break-before="auto"/>
    </style:style>
    <style:style style:name="ro4" style:family="table-row">
      <style:table-row-properties style:row-height="60.75pt" style:use-optimal-row-height="true" fo:break-before="auto"/>
    </style:style>
    <style:style style:name="ro5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ustomer</text:p>
          </table:table-cell>
          <table:table-cell office:value-type="string" table:style-name="ce3">
            <text:p>Order Pric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&lt;&lt;foreach [o in orders]&gt;&gt;&lt;&lt;if [o.ProductOrders.Sum(x=&gt;x.Price) &gt;= 400]&gt;&gt;&lt;&lt;[o.Customer.CustomerName]&gt;&gt;</text:p>
          </table:table-cell>
          <table:table-cell office:value-type="string" table:style-name="ce5">
            <text:p>&lt;&lt;[o.ProductOrders.Sum(x=&gt;x.Price)]&gt;&gt;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&lt;&lt;else&gt;&gt;&lt;&lt;[o.Customer.CustomerName]&gt;&gt;</text:p>
          </table:table-cell>
          <table:table-cell office:value-type="string" table:style-name="ce7">
            <text:p>&lt;&lt;[o.ProductOrders.Sum(x=&gt;x.Price)]&gt;&gt;&lt;&lt;/if&gt;&gt;&lt;&lt;/foreach&gt;&gt;</text:p>
          </table:table-cell>
          <table:table-cell table:number-columns-repeated="16382"/>
        </table:table-row>
        <table:table-row table:style-name="ro4">
          <table:table-cell office:value-type="string" table:style-name="ce6">
            <text:p>Total:</text:p>
          </table:table-cell>
          <table:table-cell office:value-type="string" table:style-name="ce7">
            <text:p>&lt;&lt;[ ds.ProductOrder.Sum(y=&gt;y.Price)]&gt;&gt;</text:p>
            <text:p/>
          </table:table-cell>
          <table:table-cell table:number-columns-repeated="16382"/>
        </table:table-row>
        <table:table-row table:number-rows-repeated="1048572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Иван</meta:initial-creator>
    <dc:creator>USMAN</dc:creator>
    <meta:creation-date>2015-10-25T21:50:51Z</meta:creation-date>
    <dc:date>2015-12-14T06:51:21Z</dc:date>
  </office:meta>
</office:document-meta>
</file>